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fo:color="#5983b0" loext:opacity="100%" fo:font-size="10pt" fo:language="en" fo:country="GB" officeooo:rsid="0015ba7f" officeooo:paragraph-rsid="0015ba7f" style:font-size-asian="10pt" style:font-size-complex="10pt"/>
    </style:style>
    <style:style style:name="P2" style:family="paragraph" style:parent-style-name="Text_20_body">
      <style:paragraph-properties fo:line-height="150%" fo:text-align="justify" style:justify-single-word="false"/>
      <style:text-properties style:font-name="Century Gothic" fo:font-size="10pt" fo:language="en" fo:country="GB" officeooo:rsid="0015cdcd" officeooo:paragraph-rsid="001a41ad" style:font-size-asian="8.75pt" style:font-size-complex="10pt"/>
    </style:style>
    <style:style style:name="P3" style:family="paragraph" style:parent-style-name="Text_20_body">
      <style:paragraph-properties fo:line-height="150%" fo:text-align="justify" style:justify-single-word="false"/>
      <style:text-properties style:font-name="Century Gothic" fo:font-size="10pt" fo:language="en" fo:country="GB" officeooo:rsid="00242fe0" officeooo:paragraph-rsid="00242fe0" style:font-size-asian="8.75pt" style:font-size-complex="10pt"/>
    </style:style>
    <style:style style:name="P4" style:family="paragraph" style:parent-style-name="Text_20_body">
      <style:paragraph-properties fo:line-height="150%" fo:text-align="justify" style:justify-single-word="false"/>
      <style:text-properties style:font-name="Century Gothic" fo:font-size="10pt" fo:language="en" fo:country="GB" officeooo:rsid="002c2be6" officeooo:paragraph-rsid="002c2be6" style:font-size-asian="8.75pt" style:font-size-complex="10pt"/>
    </style:style>
    <style:style style:name="P5" style:family="paragraph" style:parent-style-name="Text_20_body">
      <style:paragraph-properties fo:line-height="150%" fo:text-align="justify" style:justify-single-word="false"/>
      <style:text-properties style:font-name="Century Gothic" fo:font-size="10pt" fo:language="en" fo:country="GB" fo:font-weight="normal" officeooo:rsid="00219dca" officeooo:paragraph-rsid="00235482" style:font-size-asian="8.75pt" style:font-weight-asian="normal" style:font-size-complex="10pt" style:font-weight-complex="normal"/>
    </style:style>
    <style:style style:name="P6" style:family="paragraph" style:parent-style-name="Text_20_body">
      <style:paragraph-properties fo:line-height="150%" fo:text-align="justify" style:justify-single-word="false"/>
      <style:text-properties style:font-name="Century Gothic" fo:font-size="10pt" fo:language="en" fo:country="GB" fo:font-weight="normal" officeooo:rsid="002df217" officeooo:paragraph-rsid="002df217" style:font-size-asian="8.75pt" style:font-weight-asian="normal" style:font-size-complex="10pt" style:font-weight-complex="normal"/>
    </style:style>
    <style:style style:name="P7" style:family="paragraph" style:parent-style-name="Text_20_body">
      <style:paragraph-properties fo:line-height="150%" fo:text-align="justify" style:justify-single-word="false"/>
      <style:text-properties officeooo:rsid="002b2fbb" officeooo:paragraph-rsid="002b2fbb"/>
    </style:style>
    <style:style style:name="P8" style:family="paragraph" style:parent-style-name="Text_20_body">
      <style:paragraph-properties fo:line-height="150%" fo:text-align="justify" style:justify-single-word="false"/>
      <style:text-properties officeooo:paragraph-rsid="002b2fbb"/>
    </style:style>
    <style:style style:name="P9" style:family="paragraph" style:parent-style-name="Text_20_body">
      <style:paragraph-properties fo:text-align="center" style:justify-single-word="false"/>
      <style:text-properties fo:color="#3465a4" loext:opacity="100%" style:font-name="Century Gothic" fo:font-size="16pt" fo:language="en" fo:country="GB" fo:font-weight="bold" officeooo:rsid="0015ba7f" officeooo:paragraph-rsid="0015ba7f" style:font-size-asian="16pt" style:font-weight-asian="bold" style:font-size-complex="16pt" style:font-weight-complex="bold"/>
    </style:style>
    <style:style style:name="P10" style:family="paragraph" style:parent-style-name="Title">
      <style:paragraph-properties fo:text-align="center" style:justify-single-word="false"/>
      <style:text-properties fo:color="#3465a4" loext:opacity="100%" style:font-name="Century Gothic" fo:font-size="16pt" fo:language="en" fo:country="GB" fo:font-weight="bold" officeooo:rsid="0015ba7f" officeooo:paragraph-rsid="0015ba7f" style:font-size-asian="16pt" style:font-weight-asian="bold" style:font-size-complex="16pt" style:font-weight-complex="bold"/>
    </style:style>
    <style:style style:name="T1" style:family="text">
      <style:text-properties style:font-name="Century Gothic"/>
    </style:style>
    <style:style style:name="T2" style:family="text">
      <style:text-properties style:font-name="Century Gothic" fo:font-size="10pt" fo:language="en" fo:country="GB" fo:font-weight="normal" style:font-size-asian="8.75pt" style:font-weight-asian="normal" style:font-size-complex="10pt" style:font-weight-complex="normal"/>
    </style:style>
    <style:style style:name="T3" style:family="text">
      <style:text-properties style:font-name="Century Gothic" fo:font-size="10pt" fo:language="en" fo:country="GB" fo:font-weight="normal" officeooo:rsid="00291efa" style:font-size-asian="8.75pt" style:font-weight-asian="normal" style:font-size-complex="10pt" style:font-weight-complex="normal"/>
    </style:style>
    <style:style style:name="T4" style:family="text">
      <style:text-properties style:font-name="Century Gothic" fo:font-size="10pt" fo:language="en" fo:country="GB" fo:font-weight="normal" officeooo:rsid="0027801a" style:font-size-asian="8.75pt" style:font-weight-asian="normal" style:font-size-complex="10pt" style:font-weight-complex="normal"/>
    </style:style>
    <style:style style:name="T5" style:family="text">
      <style:text-properties style:font-name="Century Gothic" fo:font-size="10pt" fo:language="en" fo:country="GB" fo:font-weight="normal" officeooo:rsid="00296132" style:font-size-asian="8.75pt" style:font-weight-asian="normal" style:font-size-complex="10pt" style:font-weight-complex="normal"/>
    </style:style>
    <style:style style:name="T6" style:family="text">
      <style:text-properties style:font-name="Century Gothic" fo:font-size="10pt" fo:language="en" fo:country="GB" fo:font-weight="normal" officeooo:rsid="0029d659" style:font-size-asian="8.75pt" style:font-weight-asian="normal" style:font-size-complex="10pt" style:font-weight-complex="normal"/>
    </style:style>
    <style:style style:name="T7" style:family="text">
      <style:text-properties style:font-name="Century Gothic" fo:font-size="10pt" fo:language="en" fo:country="GB" fo:font-weight="normal" officeooo:rsid="002b2fbb" style:font-size-asian="8.75pt" style:font-weight-asian="normal" style:font-size-complex="10pt" style:font-weight-complex="normal"/>
    </style:style>
    <style:style style:name="T8" style:family="text">
      <style:text-properties style:font-name="Century Gothic" fo:font-size="10pt" fo:language="en" fo:country="GB" fo:font-weight="normal" officeooo:rsid="002b7230" style:font-size-asian="8.75pt" style:font-weight-asian="normal" style:font-size-complex="10pt" style:font-weight-complex="normal"/>
    </style:style>
    <style:style style:name="T9" style:family="text">
      <style:text-properties style:font-name="Century Gothic" fo:font-size="10pt" fo:language="en" fo:country="GB" fo:font-weight="normal" officeooo:rsid="002bb8b5" style:font-size-asian="8.75pt" style:font-weight-asian="normal" style:font-size-complex="10pt" style:font-weight-complex="normal"/>
    </style:style>
    <style:style style:name="T10" style:family="text">
      <style:text-properties style:font-name="Century Gothic" fo:font-size="10pt" fo:language="en" fo:country="GB" fo:font-weight="normal" officeooo:rsid="0033b9ba" style:font-size-asian="8.75pt" style:font-weight-asian="normal" style:font-size-complex="10pt" style:font-weight-complex="normal"/>
    </style:style>
    <style:style style:name="T11" style:family="text">
      <style:text-properties fo:font-weight="normal" style:font-weight-asian="normal" style:font-weight-complex="normal"/>
    </style:style>
    <style:style style:name="T12" style:family="text">
      <style:text-properties fo:font-weight="normal" officeooo:rsid="0018b5f2" style:font-weight-asian="normal" style:font-weight-complex="normal"/>
    </style:style>
    <style:style style:name="T13" style:family="text">
      <style:text-properties fo:font-weight="normal" officeooo:rsid="001a41ad" style:font-weight-asian="normal" style:font-weight-complex="normal"/>
    </style:style>
    <style:style style:name="T14" style:family="text">
      <style:text-properties fo:font-weight="normal" officeooo:rsid="001af19a" style:font-weight-asian="normal" style:font-weight-complex="normal"/>
    </style:style>
    <style:style style:name="T15" style:family="text">
      <style:text-properties fo:font-weight="normal" officeooo:rsid="00242fe0" style:font-weight-asian="normal" style:font-weight-complex="normal"/>
    </style:style>
    <style:style style:name="T16" style:family="text">
      <style:text-properties fo:font-weight="normal" officeooo:rsid="0024d2ca" style:font-weight-asian="normal" style:font-weight-complex="normal"/>
    </style:style>
    <style:style style:name="T17" style:family="text">
      <style:text-properties fo:font-weight="normal" officeooo:rsid="0025f66c" style:font-weight-asian="normal" style:font-weight-complex="normal"/>
    </style:style>
    <style:style style:name="T18" style:family="text">
      <style:text-properties fo:font-weight="normal" officeooo:rsid="0027801a" style:font-weight-asian="normal" style:font-weight-complex="normal"/>
    </style:style>
    <style:style style:name="T19" style:family="text">
      <style:text-properties fo:font-weight="normal" officeooo:rsid="002d303d" style:font-weight-asian="normal" style:font-weight-complex="normal"/>
    </style:style>
    <style:style style:name="T20" style:family="text">
      <style:text-properties fo:font-weight="normal" officeooo:rsid="002df217" style:font-weight-asian="normal" style:font-weight-complex="normal"/>
    </style:style>
    <style:style style:name="T21" style:family="text">
      <style:text-properties officeooo:rsid="00235482"/>
    </style:style>
    <style:style style:name="T22" style:family="text">
      <style:text-properties officeooo:rsid="00242fe0"/>
    </style:style>
    <style:style style:name="T23" style:family="text">
      <style:text-properties officeooo:rsid="002fdb18"/>
    </style:style>
    <style:style style:name="T24" style:family="text">
      <style:text-properties officeooo:rsid="0031be26"/>
    </style:style>
    <style:style style:name="T25" style:family="text">
      <style:text-properties officeooo:rsid="003549b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IS AMD BACK TO COMPETITION ON GRAPHICS CARDS MARKET?</text:p>
      <text:p text:style-name="P9"/>
      <text:p text:style-name="P2"><text:span text:style-name="T11">AMD </text:span><text:span text:style-name="T15">Radeon</text:span><text:span text:style-name="T11"> announced </text:span><text:span text:style-name="T15">their new three</text:span><text:span text:style-name="T11"> </text:span><text:span text:style-name="T12">graphics card</text:span><text:span text:style-name="T15">s</text:span><text:span text:style-name="T12"> </text:span><text:span text:style-name="T13">the past </text:span><text:span text:style-name="T11">October 28th</text:span><text:span text:style-name="T15">, </text:span><text:span text:style-name="T16">the Radeon RX 6900 XT, the RX 6800 XT and the RX 6800,</text:span><text:span text:style-name="T11"> </text:span><text:span text:style-name="T16">with promising results and scores in benchmarks</text:span><text:span text:style-name="T14">.</text:span></text:p>
      <text:p text:style-name="P5">In this review we are going to focus in the mid range with the AMD R<text:span text:style-name="T22">X</text:span> 6800. <text:span text:style-name="T21">AMD has surprised this year with the performance of RDNA2 architecture used in their new GPU series. Radeon has been behind the competition for years, but </text:span><text:span text:style-name="T22">this year could be the other way around.</text:span></text:p>
      <text:p text:style-name="P3"><text:span text:style-name="T11">The RX 6800 has been tested in </text:span><text:span text:style-name="T17">the benchmarking software</text:span><text:span text:style-name="T11"> 3DMark Time Spy, reaching a score of </text:span><text:span text:style-name="T17">16.775 points. As an example the MSI Gefore RTX 3070 Gaming X Trio, the fastest 3070, got a score of 14.086 points, and the Nvidia GeForce RTX 3070 Founders Edition got a score of 13.851 points, which means that the 6800 is 19 percent faster in the worst case scenario </text:span><text:span text:style-name="T18">and a 22,3 percent in the best of them.</text:span></text:p>
      <text:p text:style-name="P8"><text:span text:style-name="T4">The AMD </text:span><text:span text:style-name="T3">Radeon RX 6800 counts with 60 compute units, a boost frequency up to 2105 MHz, 60 Ray Accelerators, up to 32.33 TFLOPs of compute performance, 3840 Stream Processors, and all of that with just 250 </text:span><text:span text:style-name="T5">Watts of thermal design power. </text:span><text:span text:style-name="T6">A</text:span><text:span text:style-name="T7">t first glance we could say that the AMD GPU is better.</text:span><text:span text:style-name="T5"> </text:span><text:span text:style-name="T6">Does this mean that AMD has won the competition? Well, there are a few things to consider, and those are the technologies that both AMD and Nvidia offer.</text:span></text:p>
      <text:p text:style-name="P7"><text:span text:style-name="T8">On the one hand </text:span><text:span text:style-name="T2">Nvidia has DLSS 2.0 that improves a fair amount of performance giving you a lot of extra frame rate at the expense of a little blurry image, imperceptible in most of the games. </text:span><text:span text:style-name="T8">On the other </text:span><text:span text:style-name="T10">h</text:span><text:span text:style-name="T8">and AMD is working in Fidelity FX, that will improve the quality of the image </text:span><text:span text:style-name="T10">with supersampling</text:span><text:span text:style-name="T8">, and at the same time it will give you an extra performance using an AI,</text:span><text:span text:style-name="T9"> but we won’t see this in the near future, while DLSS 2.0 is out and running.</text:span></text:p>
      <text:p text:style-name="P4"><text:span text:style-name="T11">Furthermore Nvidia offers Ray Tracing which improves lighting effects on reflective and translucent materials, </text:span><text:span text:style-name="T19">AMD offers as well this technology with DXR </text:span><text:span text:style-name="T20">(DirectX Ray Tracing)</text:span><text:span text:style-name="T19"> but a lot less matured than the competition.</text:span></text:p>
      <text:p text:style-name="P6">In conclusion, we well have to wait for the cards to launch for a thorough comparison, <text:span text:style-name="T23">although if you are looking for a good graphics card in the mid range price the Nvidia RTX 3070 is out there for you with its technologies well matured, but if you are patient enough, the AMD 6800 could offer even better results </text:span><text:span text:style-name="T25">since</text:span><text:span text:style-name="T23"> their technologies are based in open software AI’s and they will be implemented in the consoles that are to come, and the Xbox Game Pass on PC, </text:span><text:span text:style-name="T24">so it will learn really fas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5983b0" loext:opacity="100%" fo:font-size="10pt" fo:language="en" fo:country="GB" officeooo:rsid="0015ba7f" officeooo:paragraph-rsid="0015ba7f" style:font-size-asian="10pt" style:font-size-complex="10pt"/>
    </style:style>
    <style:style style:name="MT1" style:family="text">
      <style:text-properties style:font-name="Century Goth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Alexis Coves Berna</text:span><text:tab/><text:tab/><text:span text:style-name="MT1">DAW 2ºW</text:spa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03T13:16:07.918000000</meta:creation-date>
    <meta:generator>LibreOffice/7.0.2.2$Windows_X86_64 LibreOffice_project/8349ace3c3162073abd90d81fd06dcfb6b36b994</meta:generator>
    <dc:date>2020-11-06T13:33:13.935000000</dc:date>
    <meta:editing-duration>PT1H20M41S</meta:editing-duration>
    <meta:editing-cycles>18</meta:editing-cycles>
    <meta:document-statistic meta:table-count="0" meta:image-count="0" meta:object-count="0" meta:page-count="1" meta:paragraph-count="9" meta:word-count="469" meta:character-count="2545" meta:non-whitespace-character-count="2084"/>
  </office:meta>
</office:document-meta>
</file>